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b8b0f" officeooo:paragraph-rsid="001b8b0f"/>
    </style:style>
    <style:style style:name="P5" style:family="paragraph" style:parent-style-name="Standard">
      <style:text-properties officeooo:rsid="001b8b0f" officeooo:paragraph-rsid="001bbe4c"/>
    </style:style>
    <style:style style:name="P6" style:family="paragraph" style:parent-style-name="Standard">
      <style:text-properties fo:font-style="normal" fo:font-weight="normal" officeooo:rsid="00170cc9" officeooo:paragraph-rsid="0016eba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20954d" officeooo:paragraph-rsid="0020954d"/>
    </style:style>
    <style:style style:name="P8" style:family="paragraph" style:parent-style-name="Standard">
      <style:text-properties officeooo:rsid="0016ebaa" officeooo:paragraph-rsid="00218aad"/>
    </style:style>
    <style:style style:name="P9" style:family="paragraph" style:parent-style-name="Standard">
      <style:text-properties officeooo:rsid="0016ebaa" officeooo:paragraph-rsid="0016ebaa"/>
    </style:style>
    <style:style style:name="P10" style:family="paragraph" style:parent-style-name="Standard">
      <style:text-properties officeooo:rsid="001b8b0f" officeooo:paragraph-rsid="001b8b0f"/>
    </style:style>
    <style:style style:name="P11" style:family="paragraph" style:parent-style-name="Standard">
      <style:text-properties fo:font-weight="bold" officeooo:rsid="001b8b0f" officeooo:paragraph-rsid="00218aad" style:font-weight-asian="bold" style:font-weight-complex="bold"/>
    </style:style>
    <style:style style:name="P12" style:family="paragraph" style:parent-style-name="Standard">
      <style:text-properties fo:font-weight="bold" officeooo:rsid="001b8b0f" officeooo:paragraph-rsid="00233874" style:font-weight-asian="bold" style:font-weight-complex="bold"/>
    </style:style>
    <style:style style:name="P13" style:family="paragraph" style:parent-style-name="Standard">
      <style:text-properties fo:font-style="normal" officeooo:rsid="001b8b0f" officeooo:paragraph-rsid="001bbe4c" style:font-style-asian="normal" style:font-style-complex="normal"/>
    </style:style>
    <style:style style:name="P14" style:family="paragraph" style:parent-style-name="Standard">
      <style:text-properties fo:font-style="normal" officeooo:rsid="001b8b0f" officeooo:paragraph-rsid="00233874" style:font-style-asian="normal" style:font-style-complex="normal"/>
    </style:style>
    <style:style style:name="P15" style:family="paragraph" style:parent-style-name="Standard">
      <style:text-properties fo:font-style="normal" officeooo:rsid="00233874" officeooo:paragraph-rsid="00233874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aad" style:font-weight-asian="bold" style:font-weight-complex="bold"/>
    </style:style>
    <style:style style:name="T3" style:family="text">
      <style:text-properties fo:font-weight="bold" officeooo:rsid="0023387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be4c" style:font-weight-asian="normal" style:font-weight-complex="normal"/>
    </style:style>
    <style:style style:name="T6" style:family="text">
      <style:text-properties fo:font-weight="normal" officeooo:rsid="001d07d7" style:font-weight-asian="normal" style:font-weight-complex="normal"/>
    </style:style>
    <style:style style:name="T7" style:family="text">
      <style:text-properties fo:font-weight="normal" officeooo:rsid="00218aad" style:font-weight-asian="normal" style:font-weight-complex="normal"/>
    </style:style>
    <style:style style:name="T8" style:family="text">
      <style:text-properties fo:font-weight="normal" officeooo:rsid="00233874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45f61"/>
    </style:style>
    <style:style style:name="T12" style:family="text">
      <style:text-properties officeooo:rsid="001a9a95"/>
    </style:style>
    <style:style style:name="T13" style:family="text">
      <style:text-properties officeooo:rsid="001bbe4c"/>
    </style:style>
    <style:style style:name="T14" style:family="text">
      <style:text-properties officeooo:rsid="00218aad"/>
    </style:style>
    <style:style style:name="T15" style:family="text">
      <style:text-properties officeooo:rsid="00233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neWire</text:p>
      <text:p text:style-name="P1"/>
      <text:p text:style-name="P1">Es<text:span text:style-name="T11">te módulo gestiona las comunicaciones </text:span><text:span text:style-name="T14">utilizando un solo pin (onewire).</text:span></text:p>
      <text:p text:style-name="P1"/>
      <text:p text:style-name="P7">Para que funcione sobre un <text:span text:style-name="T14">ESP</text:span>8266 <text:span text:style-name="T14">o ESP32</text:span>, hay que <text:span text:style-name="T14">modificar</text:span> el fichero “<text:span text:style-name="T9">OneWireFirmata.cpp</text:span>” dentro del directorio “<text:span text:style-name="T9">scr”</text:span> de ConfigurableFirmata, <text:span text:style-name="T14">ya que el tamaño long es diferente en Arduino</text:span>.</text:p>
      <text:p text:style-name="P1"/>
      <text:p text:style-name="P3">Las propiedades principales <text:span text:style-name="T12">s</text:span>on:</text:p>
      <text:p text:style-name="P3"><text:span text:style-name="T1">Board</text:span>: Instancia de placa a la que pertenece.</text:p>
      <text:p text:style-name="P8"><text:span text:style-name="T1">OneWirePin</text:span>: <text:span text:style-name="T12">Pin utilizado para el módulo, </text:span>se comprueba sólo cuando se intenta activar la instancia correspondiente, mostrando un error si fuera el caso, también se comprueba si el pin está asignado a otra instancia o pertenece a un módulo activo.</text:p>
      <text:p text:style-name="P3"><text:span text:style-name="T1">Device</text:span>: <text:span text:style-name="T12">Identificador del dispositivo físico </text:span><text:span text:style-name="T14">(8 bytes) </text:span><text:span text:style-name="T12">conectado al bus 1 Wire.</text:span></text:p>
      <text:p text:style-name="P3"/>
      <text:p text:style-name="P4">Eventos importantes:</text:p>
      <text:p text:style-name="P4"><text:span text:style-name="T1">OnSearch</text:span>: <text:span text:style-name="T14">se lanza después de la</text:span> función <text:span text:style-name="T1">Search</text:span> <text:span text:style-name="T14">y </text:span>devuelve los <text:span text:style-name="T14">Device </text:span>IDs de los dispositivos encontrados en el bus.</text:p>
      <text:p text:style-name="P4"><text:span text:style-name="T1">OnOneWireAlarm</text:span>: después de la función <text:span text:style-name="T1">AlarmSearch</text:span>, devuelve los <text:span text:style-name="T14">Device </text:span>IDs de los dispositivos en estado de alarma.</text:p>
      <text:p text:style-name="P4"><text:span text:style-name="T1">OnOneWireData</text:span>: informa de los datos solicitados a un dispositivo.</text:p>
      <text:p text:style-name="P4"/>
      <text:p text:style-name="P4"><text:span text:style-name="T14">El evento</text:span> <text:span text:style-name="T1">OnEnabled </text:span>se ejecuta después de activar la instancia y <text:span text:style-name="T1">OnDisabled</text:span> después de desactivar<text:span text:style-name="T14">la</text:span>.</text:p>
      <text:p text:style-name="P4"><text:s/></text:p>
      <text:p text:style-name="P4">Las funciones más importantes:</text:p>
      <text:p text:style-name="P4"><text:span text:style-name="T1">Reset</text:span>, <text:span text:style-name="T1">Select</text:span>, <text:span text:style-name="T2">Write</text:span><text:span text:style-name="T14">, </text:span><text:span text:style-name="T2">Read</text:span><text:span text:style-name="T14">, </text:span><text:span text:style-name="T3">WriteAndRead</text:span><text:span text:style-name="T15">,</text:span></text:p>
      <text:p text:style-name="P14"><text:span text:style-name="T1">Skip</text:span><text:span text:style-name="T4">: Dice al bus que el comando se envía a </text:span><text:span text:style-name="T6">tod</text:span><text:span text:style-name="T4">os los dispositivos del bus.</text:span></text:p>
      <text:p text:style-name="P4"><text:span text:style-name="T1">ResetAndSelect</text:span>: <text:span text:style-name="T13">Reinicializa el bus y selecciona un dispositivo físico para enviar una petición.</text:span></text:p>
      <text:p text:style-name="P11">ResetAndSelectAndWrite<text:span text:style-name="T4">: </text:span><text:span text:style-name="T5">Reinicializa el bus y selecciona un dispositivo físico </text:span><text:span text:style-name="T7">y envía datos al dispositivo.</text:span></text:p>
      <text:p text:style-name="P12"><text:span text:style-name="T13">ResetAndSelectAndWriteAndRead</text:span><text:span text:style-name="T5">: Reinicializa el bus y selecciona un dispositivo físico </text:span><text:span text:style-name="T7">y envía datos al dispositivo </text:span><text:span text:style-name="T8">y solicita datos en respuesta.</text:span></text:p>
      <text:p text:style-name="P5"><text:span text:style-name="T15">La lectura se realiza mediante el evento</text:span><text:span text:style-name="T13"> </text:span><text:span text:style-name="T10">OnOneWireData.</text:span></text:p>
      <text:p text:style-name="P13"><text:span text:style-name="T4"/></text:p>
      <text:p text:style-name="P15"><text:span text:style-name="T4">No se por qué, el parámetro Delay en las funciones parece no funcionar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2-11-24T20:42:59.856000000</dc:date>
    <meta:editing-duration>PT1H42M46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1" meta:word-count="258" meta:character-count="1713" meta:non-whitespace-character-count="1474"/>
  </office:meta>
</office:document-meta>
</file>